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locityViewTag.getVelocity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renderBody( Writer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locityViewTag.evalBody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VelocityViewTag.set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locityViewTag.getBodyConten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has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toScopeInt( String sco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elocityViewTag.getViewToo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setViewToolContext( ViewTool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setVelocityView( Velocity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getRendered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locityViewTag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doEndTa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elocityViewTag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setTemplate( String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renderContent( 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elocityViewTag.cache( String name , String templ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locityViewTag.setBodyConten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ge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VelocityView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locityViewTag.do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locityViewTag.initializ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locityViewTag.get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